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53737" officeooo:paragraph-rsid="00153737"/>
    </style:style>
    <style:style style:name="P2" style:family="paragraph" style:parent-style-name="Standard">
      <style:paragraph-properties fo:text-align="start" style:justify-single-word="false"/>
      <style:text-properties officeooo:rsid="00153737" officeooo:paragraph-rsid="00153737"/>
    </style:style>
    <style:style style:name="P3" style:family="paragraph" style:parent-style-name="Standard">
      <style:paragraph-properties fo:text-align="start" style:justify-single-word="false"/>
      <style:text-properties officeooo:paragraph-rsid="00172613"/>
    </style:style>
    <style:style style:name="P4" style:family="paragraph" style:parent-style-name="Standard">
      <style:paragraph-properties fo:text-align="start" style:justify-single-word="false"/>
      <style:text-properties officeooo:rsid="00172613" officeooo:paragraph-rsid="00172613"/>
    </style:style>
    <style:style style:name="P5" style:family="paragraph" style:parent-style-name="Standard">
      <style:paragraph-properties fo:text-align="center" style:justify-single-word="false"/>
      <style:text-properties officeooo:rsid="00153737" officeooo:paragraph-rsid="00153737"/>
    </style:style>
    <style:style style:name="P6" style:family="paragraph" style:parent-style-name="Standard">
      <style:paragraph-properties fo:text-align="center" style:justify-single-word="false"/>
      <style:text-properties officeooo:rsid="00193dab" officeooo:paragraph-rsid="00193dab"/>
    </style:style>
    <style:style style:name="T1" style:family="text">
      <style:text-properties officeooo:rsid="0018594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twork Attack analysisi using GAN</text:p>
      <text:p text:style-name="P1"/>
      <text:p text:style-name="P6">source : ML/CGAN: Network Attack Analysis Using CGAN as Meta-Learning</text:p>
      <text:p text:style-name="P1"/>
      <text:p text:style-name="P2"/>
      <text:p text:style-name="P2">On utilise un CGAN pour répondre au manque de donné<text:span text:style-name="T1">e</text:span> dans la <text:span text:style-name="T1">détection</text:span> d’attaque</text:p>
      <text:p text:style-name="P2"/>
      <text:p text:style-name="P2">1)On <text:span text:style-name="T1">implémente</text:span> une CGAN et un simple MLP classifieur</text:p>
      <text:p text:style-name="P2">2) On pré-traite les données</text:p>
      <text:p text:style-name="P2">3) On <text:span text:style-name="T1">génère</text:span> des <text:span text:style-name="T1">échantillons</text:span> et des <text:span text:style-name="T1">labels</text:span> <text:span text:style-name="T1">grâce</text:span> au CGAN</text:p>
      <text:p text:style-name="P2">4) On <text:span text:style-name="T1">entraîne</text:span> le MLP <text:span text:style-name="T1">grâce</text:span> aux données <text:span text:style-name="T1">réelles</text:span> et aux données généré<text:span text:style-name="T1">es</text:span>.</text:p>
      <text:p text:style-name="P2"/>
      <text:p text:style-name="P2">On <text:span text:style-name="T1">utilise</text:span> deux dataset<text:span text:style-name="T1">s</text:span> pour les données <text:span text:style-name="T1">réelles</text:span> : CAIDA et CIDDS-001</text:p>
      <text:p text:style-name="P2"/>
      <text:p text:style-name="P2"/>
      <text:p text:style-name="P2">CAIDA contient du trafic normal et du trafic d’attaque Ddos, CIDDS contient lui du trafic de victime, du trafic normal du trafic inconnu, du trafic suspicieux et du trafic d’attaque (les deux attaques sont BruteForce et portScan)</text:p>
      <text:p text:style-name="P2"/>
      <text:p text:style-name="P2">On extrait de ces <text:span text:style-name="T1">trafics</text:span> 10 caractéristiques (Src Port, Nr de paquets….)</text:p>
      <text:p text:style-name="P2"/>
      <text:p text:style-name="P4">On <text:span text:style-name="T1">agrège</text:span> les <text:span text:style-name="T1">trafics</text:span> suspicieux, inconnue<text:span text:style-name="T1">s</text:span> et d’attaque<text:span text:style-name="T1">s</text:span> de CIDDS en trafic d’attaque, on se retrouve avec une classification binaire comme pour CAIDA</text:p>
      <text:p text:style-name="P4"/>
      <text:p text:style-name="P4">Les pertes du générateur et du discriminateur pour CIDDS convergent, alors que pour CAIDA, seul la perte du discriminateur converge.</text:p>
      <text:p text:style-name="P3"/>
      <text:p text:style-name="P4">Toutefois les <text:span text:style-name="T1">données</text:span> généré<text:span text:style-name="T1">es</text:span> <text:span text:style-name="T1">améliorent</text:span> bien la classification binaire ainsi que la classification multiclass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6T14:18:19.361017871</meta:creation-date>
    <dc:date>2021-02-17T11:07:23.671927996</dc:date>
    <meta:editing-duration>PT8M28S</meta:editing-duration>
    <meta:editing-cycles>3</meta:editing-cycles>
    <meta:generator>LibreOffice/6.4.4.2$Linux_X86_64 LibreOffice_project/40$Build-2</meta:generator>
    <meta:document-statistic meta:table-count="0" meta:image-count="0" meta:object-count="0" meta:page-count="1" meta:paragraph-count="13" meta:word-count="185" meta:character-count="1160" meta:non-whitespace-character-count="988"/>
  </office:meta>
</office:document-meta>
</file>